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cb89e" officeooo:paragraph-rsid="000cb89e"/>
    </style:style>
    <style:style style:name="P2" style:family="paragraph" style:parent-style-name="Standard">
      <style:text-properties officeooo:rsid="000d4452" officeooo:paragraph-rsid="000d4452"/>
    </style:style>
    <style:style style:name="P3" style:family="paragraph" style:parent-style-name="Standard">
      <style:text-properties fo:font-size="18pt" fo:font-weight="bold" officeooo:rsid="000e28fb" officeooo:paragraph-rsid="000e28fb" style:font-size-asian="18pt" style:font-weight-asian="bold" style:font-size-complex="18pt" style:font-weight-complex="bold"/>
    </style:style>
    <style:style style:name="T1" style:family="text">
      <style:text-properties officeooo:rsid="000e28fb"/>
    </style:style>
    <style:style style:name="T2" style:family="text">
      <style:text-properties officeooo:rsid="000fbeed"/>
    </style:style>
    <style:style style:name="T3" style:family="text">
      <style:text-properties officeooo:rsid="0011fb4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3">Rahul Sharma </text:p>
      <text:p text:style-name="Standard"/>
      <text:p text:style-name="Standard"/>
      <text:p text:style-name="P1">Javascript Assignment Answers.</text:p>
      <text:p text:style-name="P1"/>
      <text:p text:style-name="P1"/>
      <text:p text:style-name="P1">1. <text:span text:style-name="T2">2</text:span>0</text:p>
      <text:p text:style-name="P1"><text:s text:c="4"/><text:span text:style-name="T2">10</text:span></text:p>
      <text:p text:style-name="P1"><text:s text:c="4"/></text:p>
      <text:p text:style-name="P1"/>
      <text:p text:style-name="P1">2. 100</text:p>
      <text:p text:style-name="P1"/>
      <text:p text:style-name="P1">3. <text:span text:style-name="T3">It will be the reference error . Here We have declared the variable without any keyword like let ,var or const. So it has not been assigned in the global memory and and thats why if its not in global memory so How will it be accessed .so thats why it will be the reference error .</text:span></text:p>
      <text:p text:style-name="P1"/>
      <text:p text:style-name="P2">4. 3</text:p>
      <text:p text:style-name="P2"/>
      <text:p text:style-name="P2">5. <text:s/>Syntax Error: Because we defined same name variable in one scope</text:p>
      <text:p text:style-name="P2"/>
      <text:p text:style-name="P2">6. <text:span text:style-name="T1">1</text:span>0</text:p>
      <text:p text:style-name="P2"/>
      <text:p text:style-name="P2">7. 10</text:p>
      <text:p text:style-name="P2"><text:s text:c="4"/>20</text:p>
      <text:p text:style-name="P2"><text:s text:c="4"/><text:span text:style-name="T1">2</text:span>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13T09:33:51.480124203</meta:creation-date>
    <dc:date>2022-12-13T18:30:28.302897849</dc:date>
    <meta:editing-duration>PT7M59S</meta:editing-duration>
    <meta:editing-cycles>3</meta:editing-cycles>
    <meta:generator>LibreOffice/6.4.7.2$Linux_X86_64 LibreOffice_project/40$Build-2</meta:generator>
    <meta:document-statistic meta:table-count="0" meta:image-count="0" meta:object-count="0" meta:page-count="1" meta:paragraph-count="13" meta:word-count="88" meta:character-count="441" meta:non-whitespace-character-count="347"/>
  </office:meta>
</office:document-meta>
</file>